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9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4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8" style:family="text">
      <style:text-properties style:font-name="Arial" fo:language="ru" fo:country="RU" fo:font-weight="bold" style:font-weight-asian="bold" style:font-name-complex="Arial" style:font-weight-complex="bold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" style:family="text">
      <style:text-properties style:font-name="Arial" fo:font-size="10pt" fo:language="en" fo:country="US" style:font-size-asian="10pt" style:font-name-complex="Arial"/>
    </style:style>
    <style:style style:name="T13" style:family="text">
      <style:text-properties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style:font-name-complex="Symbol"/>
    </style:style>
    <style:style style:name="T23" style:family="text">
      <style:text-properties style:text-position="super 58%" fo:font-style="italic" style:font-style-asian="italic" style:font-style-complex="italic"/>
    </style:style>
    <style:style style:name="T24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5" style:family="text">
      <style:text-properties style:text-position="super 58%" style:text-underline-style="none" style:font-name-asian="Times New Roman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 fo:font-style="italic" style:font-style-asian="italic" style:font-style-complex="italic"/>
    </style:style>
    <style:style style:name="T2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0" style:family="text">
      <style:text-properties style:text-position="sub 58%" fo:language="en" fo:country="US" style:font-name-complex="Arial"/>
    </style:style>
    <style:style style:name="T31" style:family="text">
      <style:text-properties style:text-position="sub 58%" fo:language="ru" fo:country="RU" fo:font-style="normal" style:font-style-asian="normal" style:font-style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style:font-name-asian="Times New Roman"/>
    </style:style>
    <style:style style:name="T3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6" style:family="text">
      <style:text-properties style:font-name-complex="Ari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9" style:family="text">
      <style:text-properties style:text-position="0% 100%" fo:font-style="italic" style:font-style-asian="italic" style:font-name-complex="Symbol" style:font-style-complex="italic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Arial1" style:font-name-asian="Times New Roman" style:font-name-complex="Arial1" style:font-weight-complex="bold"/>
    </style:style>
    <style:style style:name="T45" style:family="text">
      <style:text-properties style:font-weight-complex="bold"/>
    </style:style>
    <style:style style:name="T46" style:family="text">
      <style:text-properties style:font-name="Liberation Serif" style:font-name-asian="Times New Roman" style:font-name-complex="Liberation Serif"/>
    </style:style>
    <style:style style:name="T47" style:family="text">
      <style:text-properties style:font-name-asian="Times New Roman"/>
    </style:style>
    <style:style style:name="T48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9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50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ALIBRATION CERTIFICATE</text:p>
      <text:p text:style-name="P34"><text:span text:style-name="T4">Type: </text:span><text:span text:style-name="T3">Radiation monitor AT6131</text:span><text:span text:style-name="T14"><text:tab/></text:span><text:span text:style-name="T12">Date of calibration: </text:span><text:span text:style-name="T10">$date</text:span><text:span text:style-name="T9">.</text:span></text:p>
      <text:p text:style-name="P9"/>
      <text:p text:style-name="P6"><text:span text:style-name="T18">S</text:span><text:span text:style-name="T41">/</text:span><text:span text:style-name="T18">N</text:span><text:span text:style-name="T41">: </text:span><text:span text:style-name="T18"><text:s text:c="2"/></text:span><text:span text:style-name="T42">$allSerial</text:span></text:p>
      <text:p text:style-name="P10"/>
      <text:p text:style-name="P3">Measurement limits: </text:p>
      <text:p text:style-name="Standard"><text:span text:style-name="T7">γ: </text:span><text:span text:style-name="T11">from 0.1 </text:span><text:span text:style-name="T35">µ</text:span><text:span text:style-name="T11">Sv/h to 10 mSv/h, </text:span></text:p>
      <text:p text:style-name="P4"><text:span text:style-name="T46">β</text:span><text:span text:style-name="T47">: from </text:span><text:span text:style-name="T34">0,5 </text:span><text:span text:style-name="T47">Bq/cm</text:span><text:span text:style-name="T25">2</text:span><text:span text:style-name="T34"> </text:span><text:span text:style-name="T47">to 500 Bq/cm</text:span><text:span text:style-name="T25">2</text:span></text:p>
      <text:p text:style-name="P7"/>
      <text:p text:style-name="P4"><text:span text:style-name="T43">Measurement error: </text:span><text:span text:style-name="T44">±</text:span><text:span text:style-name="T45">20</text:span> %</text:p>
      <text:p text:style-name="P17"/>
      <text:p text:style-name="P3"><text:span text:style-name="T40">Operating conditions:</text:span> </text:p>
      <text:p text:style-name="P40"><text:span text:style-name="T17">- Air temperature<text:tab/></text:span><text:span text:style-name="T36"><text:tab/><text:tab/><text:tab/><text:tab/>+</text:span><text:span text:style-name="T17">$temp</text:span><text:span text:style-name="T36"> °</text:span><text:span text:style-name="T17">C</text:span></text:p>
      <text:p text:style-name="P40"><text:span text:style-name="T17">- Atmospheric pressure<text:tab/></text:span><text:span text:style-name="T17"><text:tab/><text:tab/><text:tab/>98,5 kPa</text:span></text:p>
      <text:p text:style-name="P40"><text:span text:style-name="T17">- Relative humidity<text:tab/><text:tab/></text:span><text:span text:style-name="T17"><text:tab/><text:tab/>$vlag %</text:span></text:p>
      <text:p text:style-name="P41">- Gamma radiation background<text:tab/><text:tab/><text:tab/>$bground <text:s/>nSv/h</text:p>
      <text:p text:style-name="P47"/>
      <text:p text:style-name="P48"><text:span text:style-name="Знак_20_примечания"><text:span text:style-name="T48">Calibration means</text:span></text:span><text:span text:style-name="Знак_20_примечания"><text:span text:style-name="T49">:</text:span></text:span></text:p>
      <text:p text:style-name="P46"><text:span text:style-name="Знак_20_примечания"><text:span text:style-name="T50">- <text:s/>$eng_facility_110$;</text:span></text:span></text:p>
      <text:p text:style-name="P45"><text:span text:style-name="Знак_20_примечания"><text:span text:style-name="T50">- <text:s/>$eng_facility_130$;</text:span></text:span></text:p>
      <text:p text:style-name="P44"><text:span text:style-name="Знак_20_примечания"><text:span text:style-name="T5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5">Dose rate at check point</text:span> <text:span text:style-name="T26">Ḣ</text:span><text:span text:style-name="T28">oi</text:span><text:span text:style-name="T37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5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29"><text:span text:style-name="T1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0">Relative gamma radiation <text:s/>measurement</text:span> <text:span text:style-name="T15">error</text:span><text:span text:style-name="T6">, </text:span><text:span text:style-name="T33">θ</text:span><text:span text:style-name="T31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26"><text:span text:style-name="T15">Confidence limit of the intrinsic <text:s/>relative error</text:span> <text:span text:style-name="T21">Δ</text:span><text:span text:style-name="T28">i</text:span><text:span text:style-name="T15">,</text:span> % </text:p>
          </table:table-cell>
          <table:table-cell table:style-name="t1.K2" table:number-rows-spanned="3" office:value-type="string">
            <text:p text:style-name="P20"><text:span text:style-name="T15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<text:span text:style-name="T15">Back-ground</text:span>, <text:span text:style-name="T16">nSv</text:span><text:span text:style-name="T26">/</text:span><text:span text:style-name="T16">h</text:span></text:p>
          </table:table-cell>
          <table:table-cell table:style-name="t1.D3" table:number-columns-spanned="3" office:value-type="string">
            <text:p text:style-name="P29"><text:span text:style-name="T15">Measured value</text:span> <text:span text:style-name="T26">Ḣ</text:span><text:span text:style-name="T23">*</text:span><text:span text:style-name="T28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9"><text:span text:style-name="T15">Average value</text:span>, <text:span text:style-name="T16">H</text:span><text:span text:style-name="T28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6">H</text:span><text:span text:style-name="T27">1</text:span></text:p>
          </table:table-cell>
          <table:table-cell table:style-name="t1.D3" office:value-type="string">
            <text:p text:style-name="P29"><text:span text:style-name="T16">H</text:span><text:span text:style-name="T27">2</text:span></text:p>
          </table:table-cell>
          <table:table-cell table:style-name="t1.D3" office:value-type="string">
            <text:p text:style-name="P29"><text:span text:style-name="T16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32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39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32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17">Surfase activity, </text:span><text:span text:style-name="T22">φ </text:span><text:span text:style-name="T30">Ri</text:span><text:span text:style-name="T17">, </text:span><text:span text:style-name="T19">Bq/cm</text:span><text:span text:style-name="T24">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29"><text:span text:style-name="T15">Measured radiation s</text:span><text:span text:style-name="T17">urfase activity, </text:span><text:span text:style-name="T22">φ </text:span><text:span text:style-name="T30">Ri</text:span><text:span text:style-name="T17">, </text:span><text:span text:style-name="T19">Bq/cm</text:span><text:span text:style-name="T24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20">Relative <text:s/>measure-ment</text:span> <text:span text:style-name="T15">error</text:span></text:p>
            <text:p text:style-name="P24"><text:span text:style-name="T33">θ</text:span><text:span text:style-name="T31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26"><text:span text:style-name="T15">Confidence limit of the intrinsic <text:s/>relative error</text:span> <text:span text:style-name="T21">Δ</text:span><text:span text:style-name="T28">i</text:span><text:span text:style-name="T15">,</text:span> % </text:p>
          </table:table-cell>
          <table:table-cell table:style-name="b1.I2" table:number-rows-spanned="3" office:value-type="string">
            <text:p text:style-name="P20"><text:span text:style-name="T15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8"><text:span text:style-name="T15">Measured value</text:span> <text:span text:style-name="T38">φ</text:span><text:span text:style-name="T29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38"><text:span text:style-name="T15">Average value</text:span>, <text:span text:style-name="T38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39">φ</text:span><text:span text:style-name="T27">1</text:span></text:p>
          </table:table-cell>
          <table:table-cell table:style-name="b1.C4" office:value-type="string">
            <text:p text:style-name="P38"><text:span text:style-name="T38">φ</text:span><text:span text:style-name="T27">2</text:span></text:p>
          </table:table-cell>
          <table:table-cell table:style-name="b1.C4" office:value-type="string">
            <text:p text:style-name="P38"><text:span text:style-name="T38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5">β</text:span>1-60</text:p>
          </table:table-cell>
          <table:table-cell table:style-name="b1.C3" office:value-type="string">
            <text:p text:style-name="P14"><text:span text:style-name="T15">β</text:span>1-70</text:p>
          </table:table-cell>
          <table:table-cell table:style-name="b1.C3" office:value-type="string">
            <text:p text:style-name="P14"><text:span text:style-name="T15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5">β</text:span>1-10</text:p>
          </table:table-cell>
          <table:table-cell table:style-name="b1.C3" office:value-type="string">
            <text:p text:style-name="P14"><text:span text:style-name="T15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2">1</text:span></text:p>
          </table:table-cell>
          <table:table-cell table:style-name="b1.C3" office:value-type="string">
            <text:p text:style-name="P15">β1-3<text:span text:style-name="T32">1</text:span></text:p>
          </table:table-cell>
          <table:table-cell table:style-name="b1.C3" office:value-type="string">
            <text:p text:style-name="P14"><text:span text:style-name="T15">β</text:span>1-61</text:p>
          </table:table-cell>
          <table:table-cell table:style-name="b1.C3" office:value-type="string">
            <text:p text:style-name="P14"><text:span text:style-name="T15">β</text:span>1-71</text:p>
          </table:table-cell>
          <table:table-cell table:style-name="b1.C3" office:value-type="string">
            <text:p text:style-name="P14"><text:span text:style-name="T15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5">β</text:span>1-11</text:p>
          </table:table-cell>
          <table:table-cell table:style-name="b1.C3" office:value-type="string">
            <text:p text:style-name="P14"><text:span text:style-name="T15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32">2</text:span></text:p>
          </table:table-cell>
          <table:table-cell table:style-name="b1.C3" office:value-type="string">
            <text:p text:style-name="P15">β1-3<text:span text:style-name="T32">2</text:span></text:p>
          </table:table-cell>
          <table:table-cell table:style-name="b1.C3" office:value-type="string">
            <text:p text:style-name="P14"><text:span text:style-name="T15">β</text:span>1-62</text:p>
          </table:table-cell>
          <table:table-cell table:style-name="b1.C3" office:value-type="string">
            <text:p text:style-name="P14"><text:span text:style-name="T15">β</text:span>1-72</text:p>
          </table:table-cell>
          <table:table-cell table:style-name="b1.C3" office:value-type="string">
            <text:p text:style-name="P14"><text:span text:style-name="T15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5">β</text:span>1-12</text:p>
          </table:table-cell>
          <table:table-cell table:style-name="b1.C3" office:value-type="string">
            <text:p text:style-name="P14"><text:span text:style-name="T15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string">
            <text:p text:style-name="P15">β1-33</text:p>
          </table:table-cell>
          <table:table-cell table:style-name="b1.B8" office:value-type="string">
            <text:p text:style-name="P14"><text:span text:style-name="T15">β</text:span>1-6<text:span text:style-name="T15">3</text:span></text:p>
          </table:table-cell>
          <table:table-cell table:style-name="b1.B8" office:value-type="string">
            <text:p text:style-name="P14"><text:span text:style-name="T15">β</text:span>1-7<text:span text:style-name="T15">3</text:span></text:p>
          </table:table-cell>
          <table:table-cell table:style-name="b1.B8" office:value-type="string">
            <text:p text:style-name="P14"><text:span text:style-name="T15">β</text:span>1-8<text:span text:style-name="T15">3</text:span></text:p>
          </table:table-cell>
          <table:table-cell table:style-name="b1.B8" office:value-type="string">
            <text:p text:style-name="P16">β1-03</text:p>
          </table:table-cell>
          <table:table-cell table:style-name="b1.B8" office:value-type="string">
            <text:p text:style-name="P14"><text:span text:style-name="T15">β</text:span>1-1<text:span text:style-name="T15">3</text:span></text:p>
          </table:table-cell>
          <table:table-cell table:style-name="b1.B8" office:value-type="string">
            <text:p text:style-name="P14"><text:span text:style-name="T15">β</text:span>1-2<text:span text:style-name="T15">3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3:26.42</dc:date>
    <meta:print-date>2019-04-03T15:18:00</meta:print-date>
    <meta:editing-cycles>164</meta:editing-cycles>
    <meta:editing-duration>PT11H19M9S</meta:editing-duration>
    <meta:generator>OpenOffice/4.1.6$Win32 OpenOffice.org_project/416m1$Build-9790</meta:generator>
    <meta:document-statistic meta:table-count="3" meta:image-count="1" meta:object-count="0" meta:page-count="1" meta:paragraph-count="143" meta:word-count="280" meta:character-count="1810"/>
  </office:meta>
</office:document-meta>
</file>